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C000002C5A5E6E406C5D099E9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68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svg:stroke-opacity="0%" draw:fill-color="#ffffff" draw:textarea-horizontal-align="justify" draw:textarea-vertical-align="middle" draw:auto-grow-height="false" fo:min-height="0.45cm" fo:min-width="0.2cm"/>
    </style:style>
    <style:style style:name="gr20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cm" fo:min-width="0.972cm" fo:padding-top="0.151cm" fo:padding-bottom="0.151cm" fo:padding-left="0.276cm" fo:padding-right="0.276cm"/>
    </style:style>
    <style:style style:name="gr2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592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0.601cm" style:use-optimal-column-width="false"/>
    </style:style>
    <style:style style:name="co3" style:family="table-column">
      <style:table-column-properties style:column-width="0.602cm" style:use-optimal-column-width="false"/>
    </style:style>
    <style:style style:name="co4" style:family="table-column">
      <style:table-column-properties style:column-width="0.603cm" style:use-optimal-column-width="false"/>
    </style:style>
    <style:style style:name="co5" style:family="table-column">
      <style:table-column-properties style:column-width="0.604cm" style:use-optimal-column-width="false"/>
    </style:style>
    <style:style style:name="co6" style:family="table-column">
      <style:table-column-properties style:column-width="0.605cm" style:use-optimal-column-width="false"/>
    </style:style>
    <style:style style:name="co7" style:family="table-column">
      <style:table-column-properties style:column-width="0.606cm" style:use-optimal-column-width="false"/>
    </style:style>
    <style:style style:name="co8" style:family="table-column">
      <style:table-column-properties style:column-width="0.607cm" style:use-optimal-column-width="false"/>
    </style:style>
    <style:style style:name="co9" style:family="table-column">
      <style:table-column-properties style:column-width="0.608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none"/>
      <style:paragraph-properties fo:border-left="none" fo:border-right="none" fo:border-top="none" fo:border-bottom="0.03pt solid #000000"/>
      <style:text-properties fo:font-size="12pt" style:font-size-asian="12pt" style:font-size-complex="12pt"/>
    </style:style>
    <style:style style:name="ce2" style:family="table-cell">
      <loext:graphic-properties draw:fill="none"/>
      <style:paragraph-properties fo:border-left="0.03pt solid #000000" fo:border-right="none" fo:border-top="none" fo:border-bottom="none"/>
      <style:text-properties fo:font-size="12pt" style:font-size-asian="12pt" style:font-size-complex="12pt"/>
    </style:style>
    <style:style style:name="ce3" style:family="table-cell">
      <loext:graphic-properties draw:fill="none"/>
      <style:paragraph-properties fo:border-left="none" fo:border-right="0.03pt solid #000000" fo:border-top="none" fo:border-bottom="none"/>
      <style:text-properties fo:font-size="12pt" style:font-size-asian="12pt" style:font-size-complex="12pt"/>
    </style:style>
    <style:style style:name="ce4" style:family="table-cell">
      <loext:graphic-properties draw:fill="none"/>
      <style:paragraph-properties fo:border-left="none" fo:border-right="none" fo:border-top="0.03pt solid #000000" fo:border-bottom="none"/>
      <style:text-properties fo:font-size="12pt" style:font-size-asian="12pt" style:font-size-complex="12pt"/>
    </style:style>
    <style:style style:name="ce5" style:family="table-cell">
      <loext:graphic-properties draw:fill="none"/>
      <style:paragraph-properties fo:text-align="start" fo:border-left="0.03pt solid #000000" fo:border-right="none" fo:border-top="none" fo:border-bottom="none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008cm" svg:x="0.401cm" svg:y="4.392cm">
          <draw:image xlink:href="Pictures/10000201000002EC000002C5A5E6E406C5D099E9.png" xlink:type="simple" xlink:show="embed" xlink:actuate="onLoad">
            <text:p/>
          </draw:image>
        </draw:frame>
        <draw:frame draw:style-name="standard" draw:layer="layout" svg:width="1.199cm" svg:height="1.469cm" svg:x="5.07cm" svg:y="6.82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L</text:span></text:p>
              </table:table-cell>
              <table:table-cell table:style-name="ce2">
                <text:p><text:span text:style-name="T1">2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199cm" svg:height="1.469cm" svg:x="9.672cm" svg:y="6.1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">A</text:span></text:p>
              </table:table-cell>
              <table:table-cell table:style-name="ce2">
                <text:p><text:span text:style-name="T1">3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201cm" svg:height="1.469cm" svg:x="12.497cm" svg:y="4.806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/>
              <table:table-cell table:style-name="ce5">
                <text:p text:style-name="P2"><text:span text:style-name="T1">0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01cm" svg:height="1.943cm" svg:x="16.716cm" svg:y="12.4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D</text:span></text:p>
              </table:table-cell>
              <table:table-cell table:style-name="ce2">
                <text:p><text:span text:style-name="T1">1</text:span></text:p>
              </table:table-cell>
            </table:table-row>
            <table:table-row table:style-name="ro1">
              <table:table-cell table:style-name="ce3">
                <text:p><text:span text:style-name="T1"/></text:p>
                <text:p><text:span text:style-name="T1"/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201cm" svg:height="1.469cm" svg:x="12.856cm" svg:y="7.25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B</text:span></text:p>
              </table:table-cell>
              <table:table-cell table:style-name="ce2">
                <text:p><text:span text:style-name="T1">4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201cm" svg:height="1.469cm" svg:x="15.597cm" svg:y="9.90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C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201cm" svg:height="1.469cm" svg:x="17.697cm" svg:y="6.106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>
              <table:table-cell table:style-name="ce1">
                <text:p><text:span text:style-name="T1">M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201cm" svg:height="1.469cm" svg:x="7.973cm" svg:y="13.045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>
              <table:table-cell table:style-name="ce1">
                <text:p><text:span text:style-name="T1">N</text:span></text:p>
              </table:table-cell>
              <table:table-cell table:style-name="ce2">
                <text:p><text:span text:style-name="T1">4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203cm" svg:height="1.469cm" svg:x="15.371cm" svg:y="15.70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">
              <table:table-cell table:style-name="ce1">
                <text:p><text:span text:style-name="T1">E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05cm" svg:height="1.469cm" svg:x="12.772cm" svg:y="19.06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>
                <text:p><text:span text:style-name="T1">F</text:span></text:p>
              </table:table-cell>
              <table:table-cell table:style-name="ce2">
                <text:p><text:span text:style-name="T1">5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205cm" svg:height="1.469cm" svg:x="16.297cm" svg:y="18.806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1">
              <table:table-cell table:style-name="ce1"/>
              <table:table-cell table:style-name="ce2">
                <text:p><text:span text:style-name="T1">0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07cm" svg:height="1.469cm" svg:x="8.752cm" svg:y="20.437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1">
              <table:table-cell table:style-name="ce1">
                <text:p><text:span text:style-name="T1">G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209cm" svg:height="1.469cm" svg:x="4.283cm" svg:y="18.943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1">
              <table:table-cell table:style-name="ce1">
                <text:p><text:span text:style-name="T1">H</text:span></text:p>
              </table:table-cell>
              <table:table-cell table:style-name="ce2">
                <text:p><text:span text:style-name="T1">8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211cm" svg:height="1.469cm" svg:x="1.95cm" svg:y="15.799cm">
          <table:table table:template-name="default" table:use-first-row-styles="true" table:use-banding-rows-styles="true">
            <table:table-column table:style-name="co7"/>
            <table:table-column table:style-name="co7"/>
            <table:table-row table:style-name="ro1">
              <table:table-cell table:style-name="ce1">
                <text:p><text:span text:style-name="T1">I</text:span></text:p>
              </table:table-cell>
              <table:table-cell table:style-name="ce2">
                <text:p><text:span text:style-name="T1">5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213cm" svg:height="1.469cm" svg:x="0.743cm" svg:y="12.266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1">
              <table:table-cell table:style-name="ce1">
                <text:p><text:span text:style-name="T1">J</text:span></text:p>
              </table:table-cell>
              <table:table-cell table:style-name="ce2">
                <text:p><text:span text:style-name="T1">7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215cm" svg:height="1.469cm" svg:x="2.242cm" svg:y="9.091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>
              <table:table-cell table:style-name="ce1">
                <text:p><text:span text:style-name="T1">K</text:span></text:p>
              </table:table-cell>
              <table:table-cell table:style-name="ce2">
                <text:p><text:span text:style-name="T1">6</text:span></text:p>
              </table:table-cell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6.svm" xlink:type="simple" xlink:show="embed" xlink:actuate="onLoad"/>
        </draw:frame>
        <draw:frame draw:style-name="gr2" draw:text-style-name="P3" draw:layer="layout" svg:width="1.1cm" svg:height="0.569cm" svg:x="12.3cm" svg:y="5cm">
          <draw:text-box>
            <text:p><text:span text:style-name="T2">D</text:span><text:span text:style-name="T2">e</text:span><text:span text:style-name="T2">b</text:span></text:p>
          </draw:text-box>
        </draw:frame>
        <draw:frame draw:style-name="gr2" draw:text-style-name="P3" draw:layer="layout" svg:width="1.1cm" svg:height="0.569cm" svg:x="16.2cm" svg:y="19cm">
          <draw:text-box>
            <text:p><text:span text:style-name="T2">F</text:span><text:span text:style-name="T2">i</text:span><text:span text:style-name="T2">n</text:span></text:p>
          </draw:text-box>
        </draw:frame>
        <draw:frame draw:style-name="gr3" draw:text-style-name="P5" draw:layer="controls" svg:width="1cm" svg:height="1.842cm" svg:x="8.6cm" svg:y="21cm">
          <draw:text-box>
            <text:p text:style-name="P4"><text:span text:style-name="T3">1</text:span><text:span text:style-name="T3">2</text:span></text:p>
          </draw:text-box>
        </draw:frame>
        <draw:frame draw:style-name="gr4" draw:text-style-name="P5" draw:layer="controls" svg:width="1cm" svg:height="1.842cm" svg:x="1.8cm" svg:y="16.4cm">
          <draw:text-box>
            <text:p text:style-name="P4"><text:span text:style-name="T3">16</text:span></text:p>
          </draw:text-box>
        </draw:frame>
        <draw:frame draw:style-name="gr5" draw:text-style-name="P5" draw:layer="controls" svg:width="1cm" svg:height="1.842cm" svg:x="0.7cm" svg:y="12.858cm">
          <draw:text-box>
            <text:p text:style-name="P4"><text:span text:style-name="T3">21</text:span></text:p>
          </draw:text-box>
        </draw:frame>
        <draw:frame draw:style-name="gr6" draw:text-style-name="P5" draw:layer="controls" svg:width="1cm" svg:height="1.842cm" svg:x="2.1cm" svg:y="9.7cm">
          <draw:text-box>
            <text:p text:style-name="P4"><text:span text:style-name="T3">1</text:span><text:span text:style-name="T3">6</text:span></text:p>
          </draw:text-box>
        </draw:frame>
        <draw:frame draw:style-name="gr7" draw:text-style-name="P5" draw:layer="controls" svg:width="1cm" svg:height="1.842cm" svg:x="4.9cm" svg:y="7.4cm">
          <draw:text-box>
            <text:p text:style-name="P4"><text:span text:style-name="T3">2</text:span><text:span text:style-name="T3">2</text:span></text:p>
          </draw:text-box>
        </draw:frame>
        <draw:frame draw:style-name="gr8" draw:text-style-name="P5" draw:layer="measurelines" svg:width="1cm" svg:height="1.842cm" svg:x="7.9cm" svg:y="13.7cm">
          <draw:text-box>
            <text:p text:style-name="P4"><text:span text:style-name="T3">2</text:span><text:span text:style-name="T3">8</text:span></text:p>
          </draw:text-box>
        </draw:frame>
        <draw:frame draw:style-name="gr9" draw:text-style-name="P5" draw:layer="measurelines" svg:width="1cm" svg:height="1.842cm" svg:x="16.2cm" svg:y="19.4cm">
          <draw:text-box>
            <text:p text:style-name="P4"><text:span text:style-name="T3">3</text:span><text:span text:style-name="T3">2</text:span></text:p>
          </draw:text-box>
        </draw:frame>
        <draw:frame draw:style-name="gr10" draw:text-style-name="P5" draw:layer="measurelines" svg:width="1cm" svg:height="1.842cm" svg:x="16.7cm" svg:y="19.4cm">
          <draw:text-box>
            <text:p text:style-name="P4"><text:span text:style-name="T3">3</text:span><text:span text:style-name="T3">2</text:span></text:p>
          </draw:text-box>
        </draw:frame>
        <draw:frame draw:style-name="gr11" draw:text-style-name="P5" draw:layer="measurelines" svg:width="1cm" svg:height="1.842cm" svg:x="8.4cm" svg:y="13.7cm">
          <draw:text-box>
            <text:p text:style-name="P4"><text:span text:style-name="T3">2</text:span><text:span text:style-name="T3">8</text:span></text:p>
          </draw:text-box>
        </draw:frame>
        <draw:frame draw:style-name="gr12" draw:text-style-name="P5" draw:layer="measurelines" svg:width="1cm" svg:height="1.842cm" svg:x="5.5cm" svg:y="7.4cm">
          <draw:text-box>
            <text:p text:style-name="P4"><text:span text:style-name="T3">2</text:span><text:span text:style-name="T3">6</text:span></text:p>
          </draw:text-box>
        </draw:frame>
        <draw:frame draw:style-name="gr13" draw:text-style-name="P5" draw:layer="layout" svg:width="1cm" svg:height="1.842cm" svg:x="2.7cm" svg:y="9.7cm">
          <draw:text-box>
            <text:p text:style-name="P4"><text:span text:style-name="T3">2</text:span><text:span text:style-name="T3">0</text:span></text:p>
          </draw:text-box>
        </draw:frame>
        <draw:frame draw:style-name="gr14" draw:text-style-name="P5" draw:layer="layout" svg:width="1cm" svg:height="1.842cm" svg:x="1.2cm" svg:y="12.858cm">
          <draw:text-box>
            <text:p text:style-name="P4"><text:span text:style-name="T3">2</text:span><text:span text:style-name="T3">1</text:span></text:p>
          </draw:text-box>
        </draw:frame>
        <draw:frame draw:style-name="gr15" draw:text-style-name="P5" draw:layer="layout" svg:width="1cm" svg:height="1.842cm" svg:x="2.4cm" svg:y="16.4cm">
          <draw:text-box>
            <text:p text:style-name="P4"><text:span text:style-name="T3">16</text:span></text:p>
          </draw:text-box>
        </draw:frame>
        <draw:frame draw:style-name="gr16" draw:text-style-name="P5" draw:layer="layout" svg:width="1cm" svg:height="1.842cm" svg:x="13.2cm" svg:y="19.7cm">
          <draw:text-box>
            <text:p text:style-name="P4"><text:span text:style-name="T3">3</text:span></text:p>
          </draw:text-box>
        </draw:frame>
        <draw:frame draw:style-name="gr17" draw:text-style-name="P5" draw:layer="layout" svg:width="1cm" svg:height="1.842cm" svg:x="9.2cm" svg:y="21cm">
          <draw:text-box>
            <text:p text:style-name="P4"><text:span text:style-name="T3">13</text:span></text:p>
          </draw:text-box>
        </draw:frame>
        <draw:frame draw:style-name="gr18" draw:text-style-name="P5" draw:layer="layout" svg:width="1cm" svg:height="1.842cm" svg:x="16.6cm" svg:y="12.958cm">
          <draw:text-box>
            <text:p text:style-name="P4"><text:span text:style-name="T3">4</text:span></text:p>
          </draw:text-box>
        </draw:frame>
        <draw:custom-shape draw:style-name="gr19" draw:text-style-name="P6" draw:layer="layout" svg:width="0.7cm" svg:height="0.7cm" svg:x="12cm" svg:y="19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5cm" svg:height="0.001cm" svg:x="11.2cm" svg:y="19.6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4cm" svg:height="0.4cm" draw:transform="rotate (1.55439023182615) translate (5.5cm 19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5" draw:layer="layout" svg:width="1cm" svg:height="1.842cm" svg:x="4.841cm" svg:y="19.602cm">
          <draw:text-box>
            <text:p text:style-name="P4"><text:span text:style-name="T3">8</text:span></text:p>
          </draw:text-box>
        </draw:frame>
        <draw:frame draw:style-name="gr23" draw:text-style-name="P5" draw:layer="layout" svg:width="1cm" svg:height="1.842cm" svg:x="16cm" svg:y="10.5cm">
          <draw:text-box>
            <text:p text:style-name="P4"><text:span text:style-name="T3">21</text:span></text:p>
          </draw:text-box>
        </draw:frame>
        <draw:frame draw:style-name="gr24" draw:text-style-name="P5" draw:layer="layout" svg:width="1cm" svg:height="1.842cm" svg:x="17.7cm" svg:y="6.7cm">
          <draw:text-box>
            <text:p text:style-name="P4"><text:span text:style-name="T3">5</text:span></text:p>
          </draw:text-box>
        </draw:frame>
        <draw:frame draw:style-name="gr25" draw:text-style-name="P5" draw:layer="layout" svg:width="1cm" svg:height="1.842cm" svg:x="4.3cm" svg:y="19.6cm">
          <draw:text-box>
            <text:p text:style-name="P4"><text:span text:style-name="T3">8</text:span></text:p>
          </draw:text-box>
        </draw:frame>
        <draw:frame draw:style-name="gr26" draw:text-style-name="P5" draw:layer="controls" svg:width="1cm" svg:height="1.842cm" svg:x="12.8cm" svg:y="19.7cm">
          <draw:text-box>
            <text:p text:style-name="P4"><text:span text:style-name="T3">3</text:span></text:p>
          </draw:text-box>
        </draw:frame>
        <draw:frame draw:style-name="gr27" draw:text-style-name="P5" draw:layer="controls" svg:width="1cm" svg:height="1.842cm" svg:x="17.1cm" svg:y="12.958cm">
          <draw:text-box>
            <text:p text:style-name="P4"><text:span text:style-name="T3">19</text:span></text:p>
          </draw:text-box>
        </draw:frame>
        <draw:frame draw:style-name="gr28" draw:text-style-name="P5" draw:layer="controls" svg:width="1cm" svg:height="1.842cm" svg:x="15.9cm" svg:y="16.3cm">
          <draw:text-box>
            <text:p text:style-name="P4"><text:span text:style-name="T3">9</text:span></text:p>
          </draw:text-box>
        </draw:frame>
        <draw:frame draw:style-name="gr29" draw:text-style-name="P5" draw:layer="controls" svg:width="1cm" svg:height="1.842cm" svg:x="15.4cm" svg:y="16.3cm">
          <draw:text-box>
            <text:p text:style-name="P4"><text:span text:style-name="T3">4</text:span></text:p>
          </draw:text-box>
        </draw:frame>
        <draw:frame draw:style-name="gr30" draw:text-style-name="P5" draw:layer="controls" svg:width="1cm" svg:height="1.842cm" svg:x="15.6cm" svg:y="10.5cm">
          <draw:text-box>
            <text:p text:style-name="P4"><text:span text:style-name="T3">4</text:span></text:p>
          </draw:text-box>
        </draw:frame>
        <draw:frame draw:style-name="gr31" draw:text-style-name="P5" draw:layer="controls" svg:width="1cm" svg:height="1.842cm" svg:x="18.043cm" svg:y="6.681cm">
          <draw:text-box>
            <text:p text:style-name="P4"><text:span text:style-name="T3">12</text:span></text:p>
          </draw:text-box>
        </draw:frame>
        <draw:frame draw:style-name="gr32" draw:text-style-name="P5" draw:layer="controls" svg:width="1cm" svg:height="1.842cm" svg:x="12.9cm" svg:y="7.858cm">
          <draw:text-box>
            <text:p text:style-name="P4"><text:span text:style-name="T3">0</text:span></text:p>
          </draw:text-box>
        </draw:frame>
        <draw:frame draw:style-name="gr33" draw:text-style-name="P5" draw:layer="controls" svg:width="1cm" svg:height="1.842cm" svg:x="13.4cm" svg:y="7.858cm">
          <draw:text-box>
            <text:p text:style-name="P4"><text:span text:style-name="T3">5</text:span></text:p>
          </draw:text-box>
        </draw:frame>
        <draw:frame draw:style-name="gr34" draw:text-style-name="P5" draw:layer="controls" svg:width="1cm" svg:height="1.842cm" svg:x="12.5cm" svg:y="5.458cm">
          <draw:text-box>
            <text:p text:style-name="P4"><text:span text:style-name="T3">0</text:span></text:p>
          </draw:text-box>
        </draw:frame>
        <draw:frame draw:style-name="gr35" draw:text-style-name="P5" draw:layer="controls" svg:width="1cm" svg:height="1.842cm" svg:x="13cm" svg:y="5.458cm">
          <draw:text-box>
            <text:p text:style-name="P4"><text:span text:style-name="T3">0</text:span></text:p>
          </draw:text-box>
        </draw:frame>
        <draw:frame draw:style-name="gr36" draw:text-style-name="P5" draw:layer="controls" svg:width="1cm" svg:height="1.842cm" svg:x="9.7cm" svg:y="6.758cm">
          <draw:text-box>
            <text:p text:style-name="P4"><text:span text:style-name="T3">0</text:span></text:p>
          </draw:text-box>
        </draw:frame>
        <draw:frame draw:style-name="gr37" draw:text-style-name="P5" draw:layer="controls" svg:width="1cm" svg:height="1.842cm" svg:x="10.2cm" svg:y="6.758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15:21:30.272349473</dc:date>
    <meta:editing-duration>PT1H37M29S</meta:editing-duration>
    <meta:editing-cycles>6</meta:editing-cycles>
    <meta:generator>LibreOffice/6.0.7.3$Linux_X86_64 LibreOffice_project/00m0$Build-3</meta:generator>
    <meta:document-statistic meta:object-count="54"/>
  </office:meta>
</office:document-meta>
</file>